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03cm"/>
    </style:style>
    <style:style style:name="co2" style:family="table-column">
      <style:table-column-properties fo:break-before="auto" style:column-width="3.889cm"/>
    </style:style>
    <style:style style:name="co3" style:family="table-column">
      <style:table-column-properties fo:break-before="auto" style:column-width="5.689cm"/>
    </style:style>
    <style:style style:name="co4" style:family="table-column">
      <style:table-column-properties fo:break-before="page" style:column-width="2.99cm"/>
    </style:style>
    <style:style style:name="co5" style:family="table-column">
      <style:table-column-properties fo:break-before="auto" style:column-width="1.905cm"/>
    </style:style>
    <style:style style:name="co6" style:family="table-column">
      <style:table-column-properties fo:break-before="auto" style:column-width="1.138cm"/>
    </style:style>
    <style:style style:name="co7" style:family="table-column">
      <style:table-column-properties fo:break-before="auto" style:column-width="1.244cm"/>
    </style:style>
    <style:style style:name="co8" style:family="table-column">
      <style:table-column-properties fo:break-before="auto" style:column-width="0.767cm"/>
    </style:style>
    <style:style style:name="co9" style:family="table-column">
      <style:table-column-properties fo:break-before="auto" style:column-width="1.693cm"/>
    </style:style>
    <style:style style:name="co10" style:family="table-column">
      <style:table-column-properties fo:break-before="auto" style:column-width="0.556cm"/>
    </style:style>
    <style:style style:name="co11" style:family="table-column">
      <style:table-column-properties fo:break-before="auto" style:column-width="3.784cm"/>
    </style:style>
    <style:style style:name="co12" style:family="table-column">
      <style:table-column-properties fo:break-before="auto" style:column-width="4.868cm"/>
    </style:style>
    <style:style style:name="co13" style:family="table-column">
      <style:table-column-properties fo:break-before="auto" style:column-width="6.244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page" style:use-optimal-row-height="false"/>
    </style:style>
    <style:style style:name="ro4" style:family="table-row">
      <style:table-row-properties style:row-height="0.661cm" fo:break-before="auto" style:use-optimal-row-height="false"/>
    </style:style>
    <style:style style:name="ro5" style:family="table-row">
      <style:table-row-properties style:row-height="1.98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number:min-decimal-places="0" number:min-integer-digits="1" number:grouping="true"/>
    </number:number-style>
    <number:date-style style:name="N40" number:automatic-order="true">
      <number:day/>
      <number:text> </number:text>
      <number:month number:textual="true"/>
      <number:text> </number:text>
      <number:year number:style="long"/>
    </number:date-style>
    <style:style style:name="ce28" style:family="table-cell" style:parent-style-name="zTexteMasqué" style:data-style-name="N0">
      <style:table-cell-properties style:cell-protect="protected" style:print-content="true" fo:background-color="transparent" fo:wrap-option="wrap" style:vertical-align="automatic"/>
      <style:text-properties fo:color="#ffffff"/>
    </style:style>
    <style:style style:name="ce27" style:family="table-cell" style:parent-style-name="zTexteMasqué" style:data-style-name="N0">
      <style:table-cell-properties style:cell-protect="protected" style:print-content="true" fo:background-color="transparent" style:vertical-align="automatic"/>
      <style:text-properties fo:color="#ffffff"/>
    </style:style>
    <style:style style:name="ce30" style:family="table-cell" style:parent-style-name="Heading" style:data-style-name="N0">
      <style:table-cell-properties style:text-align-source="fix" style:repeat-content="false" style:vertical-align="automatic"/>
      <style:paragraph-properties fo:text-align="start" fo:margin-left="0cm"/>
      <style:text-properties fo:color="#595959" fo:font-size="22pt" fo:font-weight="bold" style:font-size-asian="22pt" style:font-weight-asian="bold" style:font-size-complex="22pt" style:font-weight-complex="bold"/>
    </style:style>
    <style:style style:name="ce31" style:family="table-cell" style:parent-style-name="Titre_a0_1" style:data-style-name="N0">
      <style:text-properties fo:font-size="14pt" style:font-size-asian="14pt" style:font-size-complex="14pt"/>
    </style:style>
    <style:style style:name="ce47" style:family="table-cell" style:parent-style-name="Titre_a0_2" style:data-style-name="N0">
      <style:table-cell-properties style:vertical-align="middle"/>
      <style:text-properties fo:font-size="14pt" style:font-size-asian="14pt" style:font-size-complex="14pt"/>
    </style:style>
    <style:style style:name="ce23" style:family="table-cell" style:parent-style-name="Default" style:data-style-name="N0"/>
    <style:style style:name="ce36" style:family="table-cell" style:parent-style-name="Default" style:data-style-name="N0">
      <style:table-cell-properties fo:border-bottom="0.06pt solid #a6a6a6" fo:border-left="none" fo:border-right="none" fo:border-top="none"/>
    </style:style>
    <style:style style:name="ce8" style:family="table-cell" style:parent-style-name="Default" style:data-style-name="N0">
      <style:table-cell-properties fo:border-bottom="none" fo:background-color="#595959" style:text-align-source="fix" style:repeat-content="false" fo:border-left="none" fo:border-right="none" fo:border-top="0.06pt solid #a6a6a6" style:vertical-align="middle"/>
      <style:paragraph-properties fo:text-align="start" fo:margin-left="0.353cm"/>
      <style:text-properties fo:color="#ffffff" fo:font-size="9pt" fo:font-weight="bold" style:font-size-asian="9pt" style:font-weight-asian="bold" style:font-size-complex="9pt" style:font-weight-complex="bold"/>
    </style:style>
    <style:style style:name="ce12" style:family="table-cell" style:parent-style-name="Default" style:data-style-name="N0">
      <style:table-cell-properties fo:border-bottom="2.01pt solid #d9d9d9" fo:background-color="#b8cce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3" style:family="table-cell" style:parent-style-name="Tâche" style:data-style-name="N0">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5" style:family="table-cell" style:parent-style-name="Default" style:data-style-name="N0">
      <style:table-cell-properties fo:border-bottom="2.01pt solid #d9d9d9" fo:background-color="#e6b8b7"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5" style:family="table-cell" style:parent-style-name="Tâche" style:data-style-name="N0">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8" style:family="table-cell" style:parent-style-name="Default" style:data-style-name="N0">
      <style:table-cell-properties fo:border-bottom="2.01pt solid #d9d9d9" fo:background-color="#d8e4bc"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7" style:family="table-cell" style:parent-style-name="Tâche" style:data-style-name="N0">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1" style:family="table-cell" style:parent-style-name="Default" style:data-style-name="N0">
      <style:table-cell-properties fo:border-bottom="2.01pt solid #d9d9d9" fo:background-color="#ccc0da"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9" style:family="table-cell" style:parent-style-name="Tâche" style:data-style-name="N0">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68" style:family="table-cell" style:parent-style-name="Default" style:data-style-name="N0">
      <style:table-cell-properties fo:border-bottom="2.01pt solid #d9d9d9" fo:background-color="#fcd5b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81" style:family="table-cell" style:parent-style-name="Tâche" style:data-style-name="N0">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 style:family="table-cell" style:parent-style-name="Default" style:data-style-name="N0">
      <style:table-cell-properties style:text-align-source="fix" style:repeat-content="false" style:vertical-align="automatic"/>
      <style:paragraph-properties fo:text-align="start" fo:margin-left="0cm"/>
      <style:text-properties fo:color="#366092" fo:font-size="20pt" fo:font-weight="bold" style:font-size-asian="20pt" style:font-weight-asian="bold" style:font-size-complex="20pt" style:font-weight-complex="bold"/>
    </style:style>
    <style:style style:name="ce63" style:family="table-cell" style:parent-style-name="Titre_a0_3" style:data-style-name="N0">
      <style:table-cell-properties fo:border-bottom="none" style:text-align-source="fix" style:repeat-content="false" fo:border-left="none" fo:border-right="0.06pt solid #a6a6a6" fo:border-top="none" style:vertical-align="middle"/>
      <style:paragraph-properties fo:text-align="start" fo:margin-left="0.353cm"/>
    </style:style>
    <style:style style:name="ce72" style:family="table-cell" style:parent-style-name="Titre_a0_3" style:data-style-name="N0">
      <style:table-cell-properties fo:border-bottom="none" style:text-align-source="fix" style:repeat-content="false" fo:border-left="none" fo:padding-bottom="0.035cm" fo:padding-left="0.035cm" fo:padding-right="0.353cm" fo:padding-top="0.035cm" fo:border-right="0.06pt solid #a6a6a6" fo:border-top="none" style:vertical-align="automatic"/>
      <style:paragraph-properties fo:text-align="end"/>
    </style:style>
    <style:style style:name="ce9"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29" style:family="table-cell" style:parent-style-name="Default" style:data-style-name="N0">
      <style:table-cell-properties fo:wrap-option="wrap" style:vertical-align="automatic"/>
    </style:style>
    <style:style style:name="ce32" style:family="table-cell" style:parent-style-name="Nom" style:data-style-name="N0">
      <style:table-cell-properties fo:border-bottom="2.01pt solid #d9d9d9" fo:background-color="#b8cce4" style:cell-protect="protected" style:print-content="true" style:text-align-source="fix" style:repeat-content="false" fo:border-left="none" fo:border-right="none" fo:border-top="2.01pt solid #d9d9d9" style:vertical-align="middle"/>
      <style:paragraph-properties fo:text-align="center"/>
    </style:style>
    <style:style style:name="ce33" style:family="table-cell" style:parent-style-name="Nom" style:data-style-name="N0">
      <style:table-cell-properties fo:border-bottom="2.01pt solid #d9d9d9" fo:background-color="#e6b8b7" style:cell-protect="protected" style:print-content="true" style:text-align-source="fix" style:repeat-content="false" fo:border-left="none" fo:border-right="none" fo:border-top="2.01pt solid #d9d9d9" style:vertical-align="middle"/>
      <style:paragraph-properties fo:text-align="center"/>
    </style:style>
    <style:style style:name="ce34" style:family="table-cell" style:parent-style-name="Nom" style:data-style-name="N0">
      <style:table-cell-properties fo:border-bottom="2.01pt solid #d9d9d9" fo:background-color="#d8e4bc" style:cell-protect="protected" style:print-content="true" style:text-align-source="fix" style:repeat-content="false" fo:border-left="none" fo:border-right="none" fo:border-top="2.01pt solid #d9d9d9" style:vertical-align="middle"/>
      <style:paragraph-properties fo:text-align="center"/>
    </style:style>
    <style:style style:name="ce35" style:family="table-cell" style:parent-style-name="Nom" style:data-style-name="N0">
      <style:table-cell-properties fo:border-bottom="2.01pt solid #d9d9d9" fo:background-color="#ccc0da" style:cell-protect="protected" style:print-content="true" style:text-align-source="fix" style:repeat-content="false" fo:border-left="none" fo:border-right="none" fo:border-top="2.01pt solid #d9d9d9" style:vertical-align="middle"/>
      <style:paragraph-properties fo:text-align="center"/>
    </style:style>
    <style:style style:name="ce3" style:family="table-cell" style:parent-style-name="Default" style:data-style-name="N0">
      <style:text-properties fo:color="#000000" fo:font-size="10pt" style:font-size-asian="10pt" style:font-size-complex="10pt"/>
    </style:style>
    <style:style style:name="ce13" style:family="table-cell" style:parent-style-name="Pourcentage" style:data-style-name="N114">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05" style:family="table-cell" style:parent-style-name="Pourcentage" style:data-style-name="N114">
      <style:table-cell-properties fo:border-bottom="2.01pt solid #d9d9d9" fo:background-color="#dce6f1" style:text-align-source="fix" style:repeat-content="false" fo:border-left="none" fo:border-right="none" fo:border-top="2.01pt solid #d9d9d9" style:vertical-align="middle"/>
      <style:paragraph-properties fo:text-align="center"/>
      <style:text-properties fo:color="#000000"/>
    </style:style>
    <style:style style:name="ce16" style:family="table-cell" style:parent-style-name="Pourcentage" style:data-style-name="N114">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07" style:family="table-cell" style:parent-style-name="Pourcentage" style:data-style-name="N114">
      <style:table-cell-properties fo:border-bottom="2.01pt solid #d9d9d9" fo:background-color="#f2dcdb" style:text-align-source="fix" style:repeat-content="false" fo:border-left="none" fo:border-right="none" fo:border-top="2.01pt solid #d9d9d9" style:vertical-align="middle"/>
      <style:paragraph-properties fo:text-align="center"/>
      <style:text-properties fo:color="#000000"/>
    </style:style>
    <style:style style:name="ce19" style:family="table-cell" style:parent-style-name="Pourcentage" style:data-style-name="N114">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09" style:family="table-cell" style:parent-style-name="Pourcentage" style:data-style-name="N114">
      <style:table-cell-properties fo:border-bottom="2.01pt solid #d9d9d9" fo:background-color="#ebf1de" style:text-align-source="fix" style:repeat-content="false" fo:border-left="none" fo:border-right="none" fo:border-top="2.01pt solid #d9d9d9" style:vertical-align="middle"/>
      <style:paragraph-properties fo:text-align="center"/>
      <style:text-properties fo:color="#000000"/>
    </style:style>
    <style:style style:name="ce22" style:family="table-cell" style:parent-style-name="Pourcentage" style:data-style-name="N114">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11" style:family="table-cell" style:parent-style-name="Pourcentage" style:data-style-name="N114">
      <style:table-cell-properties fo:border-bottom="2.01pt solid #d9d9d9" fo:background-color="#e4dfec" style:text-align-source="fix" style:repeat-content="false" fo:border-left="none" fo:border-right="none" fo:border-top="2.01pt solid #d9d9d9" style:vertical-align="middle"/>
      <style:paragraph-properties fo:text-align="center"/>
      <style:text-properties fo:color="#000000"/>
    </style:style>
    <style:style style:name="ce51" style:family="table-cell" style:parent-style-name="Pourcentage" style:data-style-name="N114">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13" style:family="table-cell" style:parent-style-name="Pourcentage" style:data-style-name="N114">
      <style:table-cell-properties fo:border-bottom="2.01pt solid #d9d9d9" fo:background-color="#fde9d9" style:text-align-source="fix" style:repeat-content="false" fo:border-left="none" fo:border-right="none" fo:border-top="2.01pt solid #d9d9d9" style:vertical-align="middle"/>
      <style:paragraph-properties fo:text-align="center"/>
      <style:text-properties fo:color="#000000"/>
    </style:style>
    <style:style style:name="ce5" style:family="table-cell" style:parent-style-name="Default" style:data-style-name="N0">
      <style:table-cell-properties style:text-align-source="fix" style:repeat-content="false" style:vertical-align="automatic"/>
      <style:paragraph-properties fo:text-align="center"/>
      <style:text-properties fo:color="#000000" fo:font-size="10pt" style:font-size-asian="10pt" style:font-size-complex="10pt"/>
    </style:style>
    <style:style style:name="ce6" style:family="table-cell" style:parent-style-name="Default" style:data-style-name="N0">
      <style:table-cell-properties style:text-align-source="fix" style:repeat-content="false" style:vertical-align="automatic"/>
      <style:paragraph-properties fo:text-align="center"/>
    </style:style>
    <style:style style:name="ce103" style:family="table-cell" style:parent-style-name="Début_20_du_20_projet" style:data-style-name="N3">
      <style:table-cell-properties style:cell-protect="protected" style:print-content="true" style:text-align-source="fix" style:repeat-content="false" fo:background-color="transparent" fo:border="0.06pt solid #a6a6a6" style:vertical-align="middle"/>
      <style:paragraph-properties fo:text-align="center"/>
    </style:style>
    <style:style style:name="ce7" style:family="table-cell" style:parent-style-name="Default" style:data-style-name="N0">
      <style:table-cell-properties style:text-align-source="fix" style:repeat-content="false" fo:border="0.06pt solid #a6a6a6" style:vertical-align="middle"/>
      <style:paragraph-properties fo:text-align="center"/>
    </style:style>
    <style:style style:name="ce67"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39"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style>
    <style:style style:name="ce112" style:family="table-cell" style:parent-style-name="Date" style:data-style-name="N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style:style>
    <style:style style:name="ce41"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style>
    <style:style style:name="ce115" style:family="table-cell" style:parent-style-name="Date" style:data-style-name="N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43"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style>
    <style:style style:name="ce117" style:family="table-cell" style:parent-style-name="Date" style:data-style-name="N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5"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style>
    <style:style style:name="ce119" style:family="table-cell" style:parent-style-name="Date" style:data-style-name="N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2"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style>
    <style:style style:name="ce121" style:family="table-cell" style:parent-style-name="Date" style:data-style-name="N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26" style:family="table-cell" style:parent-style-name="Default" style:data-style-name="N0">
      <style:table-cell-properties style:text-align-source="fix" style:repeat-content="false" style:vertical-align="middle"/>
      <style:paragraph-properties fo:text-align="center"/>
      <style:text-properties fo:color="#000000" fo:font-size="10pt" style:font-size-asian="10pt" style:font-size-complex="10pt"/>
    </style:style>
    <style:style style:name="ce40"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24" style:family="table-cell" style:parent-style-name="Date" style:data-style-name="N13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fo:margin-left="0cm"/>
    </style:style>
    <style:style style:name="ce104"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26" style:family="table-cell" style:parent-style-name="Date" style:data-style-name="N13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101"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28" style:family="table-cell" style:parent-style-name="Date" style:data-style-name="N13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6"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30" style:family="table-cell" style:parent-style-name="Date" style:data-style-name="N13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3"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32" style:family="table-cell" style:parent-style-name="Date" style:data-style-name="N13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11"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text-properties fo:color="#000000"/>
    </style:style>
    <style:style style:name="ce37" style:family="table-cell" style:parent-style-name="Default" style:data-style-name="N0">
      <style:text-properties fo:color="#000000" fo:font-weight="bold" style:font-weight-asian="bold" style:font-weight-complex="bold"/>
    </style:style>
    <style:style style:name="ce38" style:family="table-cell" style:parent-style-name="Lien_20_hypertexte" style:data-style-name="N0">
      <style:text-properties fo:color="#000000" style:font-name="Arial" fo:font-size="10pt" style:text-underline-style="none" style:font-name-asian="Arial" style:font-size-asian="10pt" style:font-name-complex="Arial" style:font-size-complex="10pt"/>
    </style:style>
    <style:style style:name="ce84" style:family="table-cell" style:parent-style-name="Default" style:data-style-name="N40">
      <style:table-cell-properties fo:background-color="#d9d9d9" style:text-align-source="fix" style:repeat-content="false" fo:wrap-option="wrap" fo:border="0.06pt solid #a6a6a6" style:vertical-align="middle"/>
      <style:paragraph-properties fo:text-align="start" fo:margin-left="0.353cm"/>
    </style:style>
    <style:style style:name="ce139"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I$5];TODAY()&lt;[.J$5]))" style:apply-style-name="cf1" style:base-cell-address="PlanningProjet.I5"/>
    </style:style>
    <style:style style:name="ce140"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I$5];TODAY()&lt;[.J$5]))" style:apply-style-name="cf1" style:base-cell-address="PlanningProjet.I5"/>
    </style:style>
    <style:style style:name="ce141"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65" style:family="table-cell" style:parent-style-name="Default" style:data-style-name="N0">
      <style:table-cell-properties fo:border-bottom="2.01pt solid #d9d9d9" fo:border-left="0.06pt solid #d9d9d9" fo:border-right="0.06pt solid #d9d9d9" fo:border-top="2.01pt solid #d9d9d9" style:vertical-align="middle"/>
    </style:style>
    <style:style style:name="ce166"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48"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TODAY()&gt;=[.S$5];TODAY()&lt;[.T$5]))" style:apply-style-name="cf1" style:base-cell-address="PlanningProjet.P13"/>
      <style:map style:condition="is-true-formula(AND($$début_tâche&lt;=[.S$5];ROUNDDOWN(($$fin_tâche-$$début_tâche+1)*$$avancement_tâche;0)+$$début_tâche-1&gt;=[.S$5]))" style:apply-style-name="cf2" style:base-cell-address="PlanningProjet.P13"/>
      <style:map style:condition="is-true-formula(AND($$fin_tâche&gt;=[.S$5];$$début_tâche&lt;[.T$5]))" style:apply-style-name="cf3" style:base-cell-address="PlanningProjet.P13"/>
    </style:style>
    <style:style style:name="ce146" style:family="table-cell" style:parent-style-name="Default" style:data-style-name="N0">
      <style:table-cell-properties fo:border-bottom="2.01pt solid #d9d9d9" fo:border-left="0.06pt solid #d9d9d9" fo:border-right="0.06pt solid #d9d9d9" fo:border-top="none"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54"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43"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49" style:family="table-cell" style:parent-style-name="Default" style:data-style-name="N0">
      <style:table-cell-properties fo:border-bottom="2.01pt solid #d9d9d9" style:text-align-source="fix" style:repeat-content="false" fo:border-left="0.06pt solid #d9d9d9" fo:padding-bottom="0.035cm" fo:padding-left="0.035cm" fo:padding-right="0cm" fo:padding-top="0.035cm" fo:border-right="0.06pt solid #d9d9d9" fo:border-top="2.01pt solid #d9d9d9" style:vertical-align="middle"/>
      <style:paragraph-properties fo:text-align="end"/>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50" style:family="table-cell" style:parent-style-name="Default" style:data-style-name="N0">
      <style:table-cell-properties fo:border-bottom="2.01pt solid #d9d9d9" fo:border-left="none"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83" style:family="table-cell" style:parent-style-name="Default" style:data-style-name="N40">
      <style:table-cell-properties fo:border-bottom="0.06pt solid #a6a6a6" fo:background-color="#d9d9d9" style:text-align-source="fix" style:repeat-content="false" fo:wrap-option="wrap" fo:border-left="0.06pt solid #a6a6a6" fo:border-right="none" fo:border-top="0.06pt solid #a6a6a6" style:vertical-align="middle"/>
      <style:paragraph-properties fo:text-align="center"/>
    </style:style>
    <style:style style:name="ce152"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47"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76"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U$5];TODAY()&lt;[.V$5]))" style:apply-style-name="cf1" style:base-cell-address="PlanningProjet.AA17"/>
      <style:map style:condition="is-true-formula(AND($$début_tâche&lt;=[.U$5];ROUNDDOWN(($$fin_tâche-$$début_tâche+1)*$$avancement_tâche;0)+$$début_tâche-1&gt;=[.U$5]))" style:apply-style-name="cf2" style:base-cell-address="PlanningProjet.AA17"/>
      <style:map style:condition="is-true-formula(AND($$fin_tâche&gt;=[.U$5];$$début_tâche&lt;[.V$5]))" style:apply-style-name="cf3" style:base-cell-address="PlanningProjet.AA17"/>
    </style:style>
    <style:style style:name="ce155"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Y$5];TODAY()&lt;[.Z$5]))" style:apply-style-name="cf1" style:base-cell-address="PlanningProjet.AB24"/>
      <style:map style:condition="is-true-formula(AND($$début_tâche&lt;=[.Y$5];ROUNDDOWN(($$fin_tâche-$$début_tâche+1)*$$avancement_tâche;0)+$$début_tâche-1&gt;=[.Y$5]))" style:apply-style-name="cf2" style:base-cell-address="PlanningProjet.AB24"/>
      <style:map style:condition="is-true-formula(AND($$fin_tâche&gt;=[.Y$5];$$début_tâche&lt;[.Z$5]))" style:apply-style-name="cf3" style:base-cell-address="PlanningProjet.AB24"/>
    </style:style>
    <style:style style:name="ce178"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U$5];TODAY()&lt;[.V$5]))" style:apply-style-name="cf1" style:base-cell-address="PlanningProjet.AA17"/>
      <style:map style:condition="is-true-formula(AND($$début_tâche&lt;=[.U$5];ROUNDDOWN(($$fin_tâche-$$début_tâche+1)*$$avancement_tâche;0)+$$début_tâche-1&gt;=[.U$5]))" style:apply-style-name="cf2" style:base-cell-address="PlanningProjet.AA17"/>
      <style:map style:condition="is-true-formula(AND($$fin_tâche&gt;=[.U$5];$$début_tâche&lt;[.V$5]))" style:apply-style-name="cf3" style:base-cell-address="PlanningProjet.AA17"/>
      <style:map style:condition="is-true-formula(AND(TODAY()&gt;=[.AA$5];TODAY()&lt;#REF!))" style:apply-style-name="cf1" style:base-cell-address="PlanningProjet.AA17"/>
      <style:map style:condition="is-true-formula(AND($$début_tâche&lt;=[.AA$5];ROUNDDOWN(($$fin_tâche-$$début_tâche+1)*$$avancement_tâche;0)+$$début_tâche-1&gt;=[.AA$5]))" style:apply-style-name="cf2" style:base-cell-address="PlanningProjet.AA17"/>
      <style:map style:condition="is-true-formula(AND($$fin_tâche&gt;=[.AA$5];$$début_tâche&lt;#REF!))" style:apply-style-name="cf3" style:base-cell-address="PlanningProjet.AA17"/>
    </style:style>
    <style:style style:name="ce157"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AE$5];TODAY()&lt;#REF!))" style:apply-style-name="cf1" style:base-cell-address="PlanningProjet.AE5"/>
    </style:style>
    <style:style style:name="ce158"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AE$5];TODAY()&lt;#REF!))" style:apply-style-name="cf1" style:base-cell-address="PlanningProjet.AE5"/>
    </style:style>
    <style:style style:name="ce159"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AE$5];TODAY()&lt;#REF!))" style:apply-style-name="cf1" style:base-cell-address="PlanningProjet.AE7"/>
      <style:map style:condition="is-true-formula(AND($$début_tâche&lt;=[.AE$5];ROUNDDOWN(($$fin_tâche-$$début_tâche+1)*$$avancement_tâche;0)+$$début_tâche-1&gt;=[.AE$5]))" style:apply-style-name="cf2" style:base-cell-address="PlanningProjet.AE7"/>
      <style:map style:condition="is-true-formula(AND($$fin_tâche&gt;=[.AE$5];$$début_tâche&lt;#REF!))" style:apply-style-name="cf3" style:base-cell-address="PlanningProjet.AE7"/>
    </style:style>
    <style:style style:name="ce4" style:family="table-cell" style:parent-style-name="Default" style:data-style-name="N0">
      <style:table-cell-properties style:vertical-align="middle"/>
    </style:style>
    <style:style style:name="ce183" style:family="table-cell" style:parent-style-name="Default" style:data-style-name="N0">
      <style:table-cell-properties fo:wrap-option="wrap" style:vertical-align="middle"/>
    </style:style>
    <style:style style:name="ce57" style:family="table-cell" style:parent-style-name="Titre_a0_1" style:data-style-name="N0">
      <style:table-cell-properties style:vertical-align="middle"/>
      <style:text-properties fo:font-size="14pt" style:font-size-asian="14pt" style:font-size-complex="14pt"/>
    </style:style>
    <style:style style:name="ce69" style:family="table-cell" style:parent-style-name="Heading" style:data-style-name="N0">
      <style:table-cell-properties style:text-align-source="fix" style:repeat-content="false" fo:wrap-option="wrap" style:vertical-align="middle"/>
      <style:paragraph-properties fo:text-align="start" fo:margin-left="0cm"/>
      <style:text-properties fo:color="#595959" fo:font-size="22pt" fo:font-weight="bold" style:font-size-asian="22pt" style:font-weight-asian="bold" style:font-size-complex="22pt" style:font-weight-complex="bold"/>
    </style:style>
    <style:style style:name="ce58" style:family="table-cell" style:parent-style-name="Date" style:data-style-name="N133">
      <style:table-cell-properties fo:border-bottom="2.01pt solid #d9d9d9" style:cell-protect="protected" style:print-content="true" style:text-align-source="fix" style:repeat-content="false" fo:wrap-option="wrap" fo:border-left="none" fo:border-right="none" fo:border-top="2.01pt solid #d9d9d9" style:vertical-align="middle"/>
      <style:paragraph-properties fo:text-align="start" fo:margin-left="0cm"/>
    </style:style>
    <style:style style:name="ce59" style:family="table-cell" style:parent-style-name="Hyperlink" style:data-style-name="N0">
      <style:table-cell-properties fo:wrap-option="wrap" style:vertical-align="middle"/>
      <style:text-properties fo:color="#0000ff"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whole-number() and cell-content()&gt;=1" table:allow-empty-cell="true" table:base-cell-address="PlanningProjet.A1">
          <table:help-message table:title="Semaine d’affichage" table:display="true">
            <text:p>La modification de ce nombre entraînera la défilement du diagramme de Gantt.</text:p>
          </table:help-message>
        </table:content-validation>
        <table:content-validation table:name="val2" table:base-cell-address="PlanningProjet.A1">
          <table:help-message table:display="true">
            <text:p>Créez une liste de tâches dans cette feuille de calcul.</text:p>
          </table:help-message>
          <table:error-message table:message-type="stop" table:display="true"/>
        </table:content-validation>
        <table:content-validation table:name="val3" table:base-cell-address="PlanningProjet.A1">
          <table:help-message table:display="true">
            <text:p>Entrez une tâche ou un titre dans cette cellule.</text:p>
          </table:help-message>
          <table:error-message table:message-type="stop" table:display="true"/>
        </table:content-validation>
        <table:content-validation table:name="val4" table:base-cell-address="PlanningProjet.A1">
          <table:help-message table:display="true">
            <text:p>Le titre de cette feuille de calcul figure dans cette cellule.</text:p>
          </table:help-message>
          <table:error-message table:message-type="stop" table:display="true"/>
        </table:content-validation>
        <table:content-validation table:name="val5" table:base-cell-address="PlanningProjet.A1">
          <table:help-message table:display="true">
            <text:p>Entrez la date dans cette colonne sous ce titre. Utilisez les filtres des titres pour trouver des entrées spécifiques</text:p>
          </table:help-message>
          <table:error-message table:message-type="stop" table:display="true"/>
        </table:content-validation>
        <table:content-validation table:name="val6" table:base-cell-address="PlanningProjet.A1">
          <table:error-message table:message-type="stop" table:display="true"/>
        </table:content-validation>
        <table:content-validation table:name="val7" table:base-cell-address="PlanningProjet.A1">
          <table:help-message table:display="true">
            <text:p>Entrez la tâche dans cette colonne sous ce titre.</text:p>
          </table:help-message>
          <table:error-message table:message-type="stop" table:display="true"/>
        </table:content-validation>
        <table:content-validation table:name="val8" table:base-cell-address="PlanningProjet.A1">
          <table:help-message table:display="true">
            <text:p>Entrez les notes dans cette colonne sous ce titre.</text:p>
          </table:help-message>
          <table:error-message table:message-type="stop" table:display="true"/>
        </table:content-validation>
      </table:content-validations>
      <table:table table:name="PlanningProjet" table:style-name="ta1">
        <table:table-column table:style-name="co1" table:default-cell-style-name="ce27"/>
        <table:table-column table:style-name="co2" table:default-cell-style-name="ce23"/>
        <table:table-column table:style-name="co3" table:default-cell-style-name="ce23"/>
        <table:table-column table:style-name="co4" table:default-cell-style-name="ce23"/>
        <table:table-column table:style-name="co5" table:default-cell-style-name="ce6"/>
        <table:table-column table:style-name="co5" table:default-cell-style-name="ce23"/>
        <table:table-column table:style-name="co1" table:default-cell-style-name="ce23"/>
        <table:table-column table:style-name="co6" table:visibility="collapse" table:default-cell-style-name="ce23"/>
        <table:table-column table:style-name="co7" table:number-columns-repeated="22" table:default-cell-style-name="ce23"/>
        <table:table-column table:style-name="co8" table:default-cell-style-name="ce23"/>
        <table:table-column table:style-name="co9" table:number-columns-repeated="4" table:default-cell-style-name="ce23"/>
        <table:table-column table:style-name="co5" table:number-columns-repeated="2" table:default-cell-style-name="ce23"/>
        <table:table-column table:style-name="co9" table:number-columns-repeated="16347" table:default-cell-style-name="ce23"/>
        <table:table-row table:style-name="ro1">
          <table:table-cell table:style-name="ce28"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0" office:value-type="string" calcext:value-type="string">
            <text:p>Luminaire connecté</text:p>
          </table:table-cell>
          <table:table-cell table:style-name="ce2"/>
          <table:table-cell table:style-name="ce3"/>
          <table:table-cell table:style-name="ce5"/>
          <table:table-cell table:style-name="ce26"/>
          <table:table-cell/>
          <table:table-cell table:style-name="ce3"/>
          <table:table-cell table:style-name="ce37"/>
          <table:table-cell table:number-columns-repeated="16375"/>
        </table:table-row>
        <table:table-row table:style-name="ro1">
          <table:table-cell office:value-type="string" calcext:value-type="string">
            <text:p>Entrez le nom de la société dans la cellule B2.</text:p>
          </table:table-cell>
          <table:table-cell table:style-name="ce31"/>
          <table:table-cell table:number-columns-repeated="6"/>
          <table:table-cell table:style-name="ce38"/>
          <table:table-cell table:number-columns-repeated="16375"/>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47" office:value-type="string" calcext:value-type="string">
            <text:p>Chef de projet</text:p>
          </table:table-cell>
          <table:table-cell table:style-name="ce63" office:value-type="string" calcext:value-type="string" table:number-columns-spanned="2" table:number-rows-spanned="1">
            <text:p>Moi</text:p>
          </table:table-cell>
          <table:covered-table-cell/>
          <table:table-cell table:style-name="ce103" table:formula="of:=SUM([.E9];[.E10];[.E12];[.E13];[.E14];[.E16];[.E17];[.E19];[.E20];[.E21];[.E22])" office:value-type="float" office:value="84" calcext:value-type="float" table:number-columns-spanned="2" table:number-rows-spanned="1">
            <text:p>84</text:p>
          </table:table-cell>
          <table:covered-table-cell/>
          <table:table-cell table:number-columns-repeated="16378"/>
        </table:table-row>
        <table:table-row table:style-name="ro1">
          <table:table-cell table:style-name="ce28"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72" office:value-type="string" calcext:value-type="string" table:number-columns-spanned="2" table:number-rows-spanned="1">
            <text:p>Semaine d’affichage :</text:p>
          </table:table-cell>
          <table:covered-table-cell/>
          <table:table-cell table:style-name="ce7" table:content-validation-name="val1" office:value-type="float" office:value="1" calcext:value-type="float">
            <text:p>1</text:p>
          </table:table-cell>
          <table:table-cell table:number-columns-repeated="3"/>
          <table:table-cell table:style-name="ce84" office:value-type="string" calcext:value-type="string" table:number-columns-spanned="7" table:number-rows-spanned="1">
            <text:p>Séance 1</text:p>
          </table:table-cell>
          <table:covered-table-cell table:number-columns-repeated="6"/>
          <table:table-cell table:style-name="ce84" office:value-type="string" calcext:value-type="string" table:number-columns-spanned="7" table:number-rows-spanned="1">
            <text:p>Séance 2</text:p>
          </table:table-cell>
          <table:covered-table-cell table:number-columns-repeated="6"/>
          <table:table-cell table:style-name="ce83" office:value-type="string" calcext:value-type="string" table:number-columns-spanned="9" table:number-rows-spanned="1">
            <text:p>Séance 3</text:p>
          </table:table-cell>
          <table:covered-table-cell table:number-columns-repeated="8"/>
          <table:table-cell table:number-columns-repeated="16353"/>
        </table:table-row>
        <table:table-row table:style-name="ro2">
          <table:table-cell table:style-name="ce28"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36" table:number-columns-repeated="6"/>
          <table:table-cell/>
          <table:table-cell table:style-name="ce139" office:value-type="string" calcext:value-type="string">
            <text:p>1=4H</text:p>
          </table:table-cell>
          <table:table-cell table:style-name="ce139" table:formula="of:=2" office:value-type="date" office:date-value="1900-01-01" calcext:value-type="date">
            <text:p>1</text:p>
          </table:table-cell>
          <table:table-cell table:style-name="ce139" table:formula="of:=3" office:value-type="date" office:date-value="1900-01-02" calcext:value-type="date">
            <text:p>2</text:p>
          </table:table-cell>
          <table:table-cell table:style-name="ce139" table:formula="of:=4" office:value-type="date" office:date-value="1900-01-03" calcext:value-type="date">
            <text:p>3</text:p>
          </table:table-cell>
          <table:table-cell table:style-name="ce139" table:formula="of:=5" office:value-type="date" office:date-value="1900-01-04" calcext:value-type="date">
            <text:p>4</text:p>
          </table:table-cell>
          <table:table-cell table:style-name="ce139" table:formula="of:=6" office:value-type="date" office:date-value="1900-01-05" calcext:value-type="date">
            <text:p>5</text:p>
          </table:table-cell>
          <table:table-cell table:style-name="ce139" table:formula="of:=7" office:value-type="date" office:date-value="1900-01-06" calcext:value-type="date">
            <text:p>6</text:p>
          </table:table-cell>
          <table:table-cell table:style-name="ce139" table:formula="of:=8" office:value-type="date" office:date-value="1900-01-07" calcext:value-type="date">
            <text:p>7</text:p>
          </table:table-cell>
          <table:table-cell table:style-name="ce139" table:formula="of:=9" office:value-type="date" office:date-value="1900-01-08" calcext:value-type="date">
            <text:p>8</text:p>
          </table:table-cell>
          <table:table-cell table:style-name="ce139" table:formula="of:=10" office:value-type="date" office:date-value="1900-01-09" calcext:value-type="date">
            <text:p>9</text:p>
          </table:table-cell>
          <table:table-cell table:style-name="ce139" table:formula="of:=11" office:value-type="date" office:date-value="1900-01-10" calcext:value-type="date">
            <text:p>10</text:p>
          </table:table-cell>
          <table:table-cell table:style-name="ce139" table:formula="of:=12" office:value-type="date" office:date-value="1900-01-11" calcext:value-type="date">
            <text:p>11</text:p>
          </table:table-cell>
          <table:table-cell table:style-name="ce139" table:formula="of:=13" office:value-type="date" office:date-value="1900-01-12" calcext:value-type="date">
            <text:p>12</text:p>
          </table:table-cell>
          <table:table-cell table:style-name="ce139" table:formula="of:=14" office:value-type="date" office:date-value="1900-01-13" calcext:value-type="date">
            <text:p>13</text:p>
          </table:table-cell>
          <table:table-cell table:style-name="ce139" table:formula="of:=15" office:value-type="date" office:date-value="1900-01-14" calcext:value-type="date">
            <text:p>14</text:p>
          </table:table-cell>
          <table:table-cell table:style-name="ce139" table:formula="of:=16" office:value-type="date" office:date-value="1900-01-15" calcext:value-type="date">
            <text:p>15</text:p>
          </table:table-cell>
          <table:table-cell table:style-name="ce139" table:formula="of:=17" office:value-type="date" office:date-value="1900-01-16" calcext:value-type="date">
            <text:p>16</text:p>
          </table:table-cell>
          <table:table-cell table:style-name="ce139" table:formula="of:=18" office:value-type="date" office:date-value="1900-01-17" calcext:value-type="date">
            <text:p>17</text:p>
          </table:table-cell>
          <table:table-cell table:style-name="ce139" table:formula="of:=19" office:value-type="date" office:date-value="1900-01-18" calcext:value-type="date">
            <text:p>18</text:p>
          </table:table-cell>
          <table:table-cell table:style-name="ce139" table:formula="of:=20" office:value-type="date" office:date-value="1900-01-19" calcext:value-type="date">
            <text:p>19</text:p>
          </table:table-cell>
          <table:table-cell table:style-name="ce139" table:formula="of:=21" office:value-type="date" office:date-value="1900-01-20" calcext:value-type="date">
            <text:p>20</text:p>
          </table:table-cell>
          <table:table-cell table:style-name="ce139"/>
          <table:table-cell table:style-name="ce157"/>
          <table:table-cell table:number-columns-repeated="16353"/>
        </table:table-row>
        <table:table-row table:style-name="ro1">
          <table:table-cell table:style-name="ce28"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9"/>
          <table:table-cell table:style-name="ce9" office:value-type="string" calcext:value-type="string">
            <text:p>AVANCEMENT</text:p>
          </table:table-cell>
          <table:table-cell table:style-name="ce67" office:value-type="string" calcext:value-type="string" table:number-columns-spanned="2" table:number-rows-spanned="1">
            <text:p>Durée</text:p>
          </table:table-cell>
          <table:covered-table-cell/>
          <table:table-cell table:style-name="ce9"/>
          <table:table-cell table:style-name="ce9" office:value-type="string" calcext:value-type="string">
            <text:p>JOURS</text:p>
          </table:table-cell>
          <table:table-cell table:style-name="ce140" table:number-columns-repeated="22"/>
          <table:table-cell table:style-name="ce158"/>
          <table:table-cell table:number-columns-repeated="16353"/>
        </table:table-row>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9"/>
          <table:table-cell/>
          <table:table-cell table:style-name="ce23"/>
          <table:table-cell table:number-columns-repeated="2"/>
          <table:table-cell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number-columns-repeated="16353"/>
        </table:table-row>
        <table:table-row table:style-name="ro1">
          <table:table-cell table:style-name="ce28"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12" office:value-type="string" calcext:value-type="string">
            <text:p>Programmation de LED</text:p>
          </table:table-cell>
          <table:table-cell table:style-name="ce32"/>
          <table:table-cell table:style-name="ce13"/>
          <table:table-cell table:style-name="ce39"/>
          <table:table-cell table:style-name="ce40"/>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style-name="ce28"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73" office:value-type="string" calcext:value-type="string" table:number-columns-spanned="2" table:number-rows-spanned="1">
            <text:p>Comprendre programmation LED</text:p>
          </table:table-cell>
          <table:covered-table-cell/>
          <table:table-cell table:style-name="ce105" office:value-type="percentage" office:value="1" calcext:value-type="percentage">
            <text:p>100%</text:p>
          </table:table-cell>
          <table:table-cell table:style-name="ce112" table:formula="of:=4*5+2" office:value-type="float" office:value="22" calcext:value-type="float">
            <text:p>22</text:p>
          </table:table-cell>
          <table:table-cell table:style-name="ce124"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
          <table:table-cell table:style-name="ce40" table:number-columns-repeated="4"/>
          <table:table-cell table:style-name="ce141" table:number-columns-repeated="16"/>
          <table:table-cell table:style-name="ce159"/>
          <table:table-cell table:style-name="ce4" table:number-columns-repeated="16353"/>
        </table:table-row>
        <table:table-row table:style-name="ro1">
          <table:table-cell table:style-name="ce28"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73" office:value-type="string" calcext:value-type="string" table:number-columns-spanned="2" table:number-rows-spanned="1">
            <text:p>Test</text:p>
          </table:table-cell>
          <table:covered-table-cell/>
          <table:table-cell table:style-name="ce105" office:value-type="percentage" office:value="1" calcext:value-type="percentage">
            <text:p>100%</text:p>
          </table:table-cell>
          <table:table-cell table:style-name="ce112" office:value-type="float" office:value="1" calcext:value-type="float">
            <text:p>1</text:p>
          </table:table-cell>
          <table:table-cell table:style-name="ce124"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
          <table:table-cell table:style-name="ce165"/>
          <table:table-cell table:style-name="ce141" table:number-columns-repeated="2"/>
          <table:table-cell table:style-name="Default"/>
          <table:table-cell table:style-name="ce166"/>
          <table:table-cell table:style-name="ce141" table:number-columns-repeated="5"/>
          <table:table-cell table:style-name="ce149" table:number-columns-repeated="2"/>
          <table:table-cell table:style-name="ce141" table:number-columns-repeated="8"/>
          <table:table-cell table:style-name="ce159"/>
          <table:table-cell table:style-name="ce4" table:number-columns-repeated="16353"/>
        </table:table-row>
        <table:table-row table:style-name="ro1">
          <table:table-cell table:style-name="ce28"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5" office:value-type="string" calcext:value-type="string">
            <text:p>Programmation BT</text:p>
          </table:table-cell>
          <table:table-cell table:style-name="ce33"/>
          <table:table-cell table:style-name="ce16"/>
          <table:table-cell table:style-name="ce41"/>
          <table:table-cell table:style-name="ce104"/>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style-name="ce28"/>
          <table:table-cell table:style-name="ce75" office:value-type="string" calcext:value-type="string" table:number-columns-spanned="2" table:number-rows-spanned="1">
            <text:p>Comprendre BT android</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0"/>
          <table:table-cell table:style-name="ce143" table:number-columns-repeated="3"/>
          <table:table-cell table:style-name="ce141" table:number-columns-repeated="9"/>
          <table:table-cell table:style-name="ce159"/>
          <table:table-cell table:style-name="ce4" table:number-columns-repeated="16353"/>
        </table:table-row>
        <table:table-row table:style-name="ro1">
          <table:table-cell/>
          <table:table-cell table:style-name="ce75" office:value-type="string" calcext:value-type="string" table:number-columns-spanned="2" table:number-rows-spanned="1">
            <text:p>Comprendre BT Micro</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6"/>
          <table:table-cell table:style-name="Default"/>
          <table:table-cell table:style-name="ce148" table:number-columns-repeated="3"/>
          <table:table-cell table:style-name="ce146" table:number-columns-repeated="2"/>
          <table:table-cell table:style-name="ce150"/>
          <table:table-cell table:style-name="ce141" table:number-columns-repeated="9"/>
          <table:table-cell table:style-name="ce159"/>
          <table:table-cell table:style-name="ce4" table:number-columns-repeated="16353"/>
        </table:table-row>
        <table:table-row table:style-name="ro1">
          <table:table-cell/>
          <table:table-cell table:style-name="ce75" office:value-type="string" calcext:value-type="string" table:number-columns-spanned="2" table:number-rows-spanned="1">
            <text:p>Test liaison</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9"/>
          <table:table-cell table:style-name="ce146" table:number-columns-repeated="4"/>
          <table:table-cell table:style-name="ce148" table:number-columns-repeated="3"/>
          <table:table-cell table:style-name="ce149"/>
          <table:table-cell table:style-name="ce141" table:number-columns-repeated="5"/>
          <table:table-cell table:style-name="ce159"/>
          <table:table-cell table:style-name="ce4" table:number-columns-repeated="16353"/>
        </table:table-row>
        <table:table-row table:style-name="ro1">
          <table:table-cell office:value-type="string" calcext:value-type="string">
            <text:p>Exemple de bloc de titre de phase</text:p>
          </table:table-cell>
          <table:table-cell table:style-name="ce18" office:value-type="string" calcext:value-type="string">
            <text:p>Création Appli Android</text:p>
          </table:table-cell>
          <table:table-cell table:style-name="ce34"/>
          <table:table-cell table:style-name="ce19"/>
          <table:table-cell table:style-name="ce43"/>
          <table:table-cell table:style-name="ce101"/>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table-cell table:style-name="ce77" office:value-type="string" calcext:value-type="string" table:number-columns-spanned="2" table:number-rows-spanned="1">
            <text:p>Modèle simple BT</text:p>
          </table:table-cell>
          <table:covered-table-cell/>
          <table:table-cell table:style-name="ce109" office:value-type="percentage" office:value="0" calcext:value-type="percentage">
            <text:p>0%</text:p>
          </table:table-cell>
          <table:table-cell table:style-name="ce117" office:value-type="float" office:value="8" calcext:value-type="float">
            <text:p>8</text:p>
          </table:table-cell>
          <table:table-cell table:style-name="ce128"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6"/>
          <table:table-cell table:style-name="ce147" table:number-columns-repeated="2"/>
          <table:table-cell table:style-name="ce141" table:number-columns-repeated="4"/>
          <table:table-cell table:style-name="ce159"/>
          <table:table-cell table:style-name="ce4" table:number-columns-repeated="16353"/>
        </table:table-row>
        <table:table-row table:style-name="ro1">
          <table:table-cell/>
          <table:table-cell table:style-name="ce77" office:value-type="string" calcext:value-type="string" table:number-columns-spanned="2" table:number-rows-spanned="1">
            <text:p>Modéle final</text:p>
          </table:table-cell>
          <table:covered-table-cell/>
          <table:table-cell table:style-name="ce109" office:value-type="percentage" office:value="0" calcext:value-type="percentage">
            <text:p>0%</text:p>
          </table:table-cell>
          <table:table-cell table:style-name="ce117" office:value-type="float" office:value="10" calcext:value-type="float">
            <text:p>10</text:p>
          </table:table-cell>
          <table:table-cell table:style-name="ce128"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8"/>
          <table:table-cell table:style-name="ce176" table:number-columns-repeated="2"/>
          <table:table-cell table:style-name="ce178"/>
          <table:table-cell table:style-name="ce141"/>
          <table:table-cell table:style-name="ce159"/>
          <table:table-cell table:style-name="ce4" table:number-columns-repeated="16353"/>
        </table:table-row>
        <table:table-row table:style-name="ro1">
          <table:table-cell office:value-type="string" calcext:value-type="string">
            <text:p>Exemple de bloc de titre de phase</text:p>
          </table:table-cell>
          <table:table-cell table:style-name="ce21" office:value-type="string" calcext:value-type="string">
            <text:p><text:s/>carte électronique</text:p>
          </table:table-cell>
          <table:table-cell table:style-name="ce35"/>
          <table:table-cell table:style-name="ce22"/>
          <table:table-cell table:style-name="ce45"/>
          <table:table-cell table:style-name="ce46"/>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Schéma</text:p>
          </table:table-cell>
          <table:covered-table-cell/>
          <table:table-cell table:style-name="ce111" office:value-type="percentage" office:value="0.5" calcext:value-type="percentage">
            <text:p>50%</text:p>
          </table:table-cell>
          <table:table-cell table:style-name="ce119" office:value-type="float" office:value="2" calcext:value-type="float">
            <text:p>2</text:p>
          </table:table-cell>
          <table:table-cell table:style-name="ce130"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6"/>
          <table:table-cell table:style-name="ce46"/>
          <table:table-cell table:style-name="ce141" table:number-columns-repeated="9"/>
          <table:table-cell table:style-name="ce152" table:number-columns-repeated="4"/>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PCB</text:p>
          </table:table-cell>
          <table:covered-table-cell/>
          <table:table-cell table:style-name="ce111" office:value-type="percentage" office:value="0.5" calcext:value-type="percentage">
            <text:p>50%</text:p>
          </table:table-cell>
          <table:table-cell table:style-name="ce119" office:value-type="float" office:value="2" calcext:value-type="float">
            <text:p>2</text:p>
          </table:table-cell>
          <table:table-cell table:style-name="ce130"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6"/>
          <table:table-cell table:style-name="ce46"/>
          <table:table-cell table:style-name="ce141" table:number-columns-repeated="7"/>
          <table:table-cell table:style-name="ce152" table:number-columns-repeated="6"/>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Soudage</text:p>
          </table:table-cell>
          <table:covered-table-cell/>
          <table:table-cell table:style-name="ce111" office:value-type="percentage" office:value="0" calcext:value-type="percentage">
            <text:p>0%</text:p>
          </table:table-cell>
          <table:table-cell table:style-name="ce119" office:value-type="float" office:value="2" calcext:value-type="float">
            <text:p>2</text:p>
          </table:table-cell>
          <table:table-cell table:style-name="ce130"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9"/>
          <table:table-cell table:style-name="ce154"/>
          <table:table-cell table:style-name="ce141" table:number-columns-repeated="4"/>
          <table:table-cell table:style-name="ce152" table:number-columns-repeated="6"/>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Test</text:p>
          </table:table-cell>
          <table:covered-table-cell/>
          <table:table-cell table:style-name="ce111" office:value-type="percentage" office:value="0" calcext:value-type="percentage">
            <text:p>0%</text:p>
          </table:table-cell>
          <table:table-cell table:style-name="ce119" office:value-type="float" office:value="1" calcext:value-type="float">
            <text:p>1</text:p>
          </table:table-cell>
          <table:table-cell table:style-name="ce130" office:value-type="string" calcext:value-type="string">
            <text:p>H</text:p>
          </table: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9"/>
          <table:table-cell table:style-name="ce154"/>
          <table:table-cell table:style-name="ce141" table:number-columns-repeated="4"/>
          <table:table-cell table:style-name="ce152" table:number-columns-repeated="6"/>
          <table:table-cell table:style-name="ce141" table:number-columns-repeated="2"/>
          <table:table-cell table:style-name="ce159"/>
          <table:table-cell table:style-name="ce4" table:number-columns-repeated="16353"/>
        </table:table-row>
        <table:table-row table:style-name="ro1">
          <table:table-cell office:value-type="string" calcext:value-type="string">
            <text:p>Ceci est une ligne vide.</text:p>
          </table:table-cell>
          <table:table-cell table:style-name="ce68" office:value-type="string" calcext:value-type="string" table:number-columns-spanned="2" table:number-rows-spanned="1">
            <text:p><text:s/>Solidwork (optionnel)</text:p>
          </table:table-cell>
          <table:covered-table-cell/>
          <table:table-cell table:style-name="ce51"/>
          <table:table-cell table:style-name="ce52"/>
          <table:table-cell table:style-name="ce53"/>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3">
          <table:table-cell table:style-name="ce28"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81" table:number-columns-spanned="2" table:number-rows-spanned="1"/>
          <table:covered-table-cell/>
          <table:table-cell table:style-name="ce113" office:value-type="percentage" office:value="0" calcext:value-type="percentage">
            <text:p>0%</text:p>
          </table:table-cell>
          <table:table-cell table:style-name="ce121"/>
          <table:table-cell table:style-name="ce132"/>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9"/>
          <table:table-cell table:style-name="ce155"/>
          <table:table-cell table:style-name="ce141" table:number-columns-repeated="2"/>
          <table:table-cell table:style-name="ce159"/>
          <table:table-cell table:style-name="ce4" table:number-columns-repeated="16353"/>
        </table:table-row>
        <table:table-row table:style-name="ro1" table:number-rows-repeated="1048551">
          <table:table-cell table:number-columns-repeated="16384"/>
        </table:table-row>
        <table:table-row table:style-name="ro1">
          <table:table-cell table:number-columns-repeated="1638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Print_Titles" table:base-cell-address="$PlanningProjet.$A$1" table:cell-range-address="PlanningProjet.$4:PlanningProjet.$6"/>
        </table:named-expressions>
        <calcext:conditional-formats>
          <calcext:conditional-format calcext:target-range-address="PlanningProjet.AE7:PlanningProjet.AE24">
            <calcext:condition calcext:apply-style-name="cf1" calcext:value="formula-is(AND(TODAY()&gt;=[.AE$5];TODAY()&lt;#REF!))" calcext:base-cell-address="PlanningProjet.AE7"/>
            <calcext:condition calcext:apply-style-name="cf2" calcext:value="formula-is(AND($$début_tâche&lt;=[.AE$5];ROUNDDOWN(($$fin_tâche-$$début_tâche+1)*$$avancement_tâche;0)+$$début_tâche-1&gt;=[.AE$5]))" calcext:base-cell-address="PlanningProjet.AE7"/>
            <calcext:condition calcext:apply-style-name="cf3" calcext:value="formula-is(AND($$fin_tâche&gt;=[.AE$5];$$début_tâche&lt;#REF!))" calcext:base-cell-address="PlanningProjet.AE7"/>
          </calcext:conditional-format>
          <calcext:conditional-format calcext:target-range-address="PlanningProjet.S12:PlanningProjet.AD13 PlanningProjet.I7:PlanningProjet.AD8 PlanningProjet.O9:PlanningProjet.AD9 PlanningProjet.O10:PlanningProjet.AD10 PlanningProjet.I11:PlanningProjet.AD11 PlanningProjet.I13:PlanningProjet.N13 PlanningProjet.I14:PlanningProjet.U14 PlanningProjet.Y14:PlanningProjet.AD14 PlanningProjet.I15:PlanningProjet.AD15 PlanningProjet.AA16:PlanningProjet.AD16 PlanningProjet.S21:PlanningProjet.V22 PlanningProjet.AC19:PlanningProjet.AD22 PlanningProjet.I23:PlanningProjet.AD23 PlanningProjet.I24:PlanningProjet.AA24 PlanningProjet.AC24:PlanningProjet.AD24 PlanningProjet.P19:PlanningProjet.V20 PlanningProjet.I18:PlanningProjet.AD18 PlanningProjet.W19:PlanningProjet.X19 PlanningProjet.I9:PlanningProjet.J10 PlanningProjet.I12:PlanningProjet.M13 PlanningProjet.I19:PlanningProjet.N20 PlanningProjet.L10:PlanningProjet.M10 PlanningProjet.N12:PlanningProjet.R12 PlanningProjet.I16:PlanningProjet.X16 PlanningProjet.I17:PlanningProjet.Z17 PlanningProjet.I21:PlanningProjet.Q22 PlanningProjet.AD17:PlanningProjet.AD17">
            <calcext:condition calcext:apply-style-name="cf2" calcext:value="formula-is(AND($$début_tâche&lt;=[.I$5];ROUNDDOWN(($$fin_tâche-$$début_tâche+1)*$$avancement_tâche;0)+$$début_tâche-1&gt;=[.I$5]))" calcext:base-cell-address="PlanningProjet.I7"/>
            <calcext:condition calcext:apply-style-name="cf3" calcext:value="formula-is(AND($$fin_tâche&gt;=[.I$5];$$début_tâche&lt;[.J$5]))" calcext:base-cell-address="PlanningProjet.I7"/>
            <calcext:condition calcext:apply-style-name="cf1" calcext:value="formula-is(AND(TODAY()&gt;=[.I$5];TODAY()&lt;[.J$5]))" calcext:base-cell-address="PlanningProjet.I7"/>
          </calcext:conditional-format>
          <calcext:conditional-format calcext:target-range-address="PlanningProjet.Y19:PlanningProjet.AB19 PlanningProjet.W20:PlanningProjet.AB22 PlanningProjet.Y16:PlanningProjet.Z16 PlanningProjet.R21:PlanningProjet.R22">
            <calcext:condition calcext:apply-style-name="cf1" calcext:value="formula-is(AND(TODAY()&gt;=[.O$5];TODAY()&lt;[.P$5]))" calcext:base-cell-address="PlanningProjet.R16"/>
            <calcext:condition calcext:apply-style-name="cf2" calcext:value="formula-is(AND($$début_tâche&lt;=[.O$5];ROUNDDOWN(($$fin_tâche-$$début_tâche+1)*$$avancement_tâche;0)+$$début_tâche-1&gt;=[.O$5]))" calcext:base-cell-address="PlanningProjet.R16"/>
            <calcext:condition calcext:apply-style-name="cf3" calcext:value="formula-is(AND($$fin_tâche&gt;=[.O$5];$$début_tâche&lt;[.P$5]))" calcext:base-cell-address="PlanningProjet.R16"/>
          </calcext:conditional-format>
          <calcext:conditional-format calcext:target-range-address="PlanningProjet.P13:PlanningProjet.R13 PlanningProjet.V14:PlanningProjet.X14">
            <calcext:condition calcext:apply-style-name="cf1" calcext:value="formula-is(AND(TODAY()&gt;=[.S$5];TODAY()&lt;[.T$5]))" calcext:base-cell-address="PlanningProjet.P13"/>
            <calcext:condition calcext:apply-style-name="cf2" calcext:value="formula-is(AND($$début_tâche&lt;=[.S$5];ROUNDDOWN(($$fin_tâche-$$début_tâche+1)*$$avancement_tâche;0)+$$début_tâche-1&gt;=[.S$5]))" calcext:base-cell-address="PlanningProjet.P13"/>
            <calcext:condition calcext:apply-style-name="cf3" calcext:value="formula-is(AND($$fin_tâche&gt;=[.S$5];$$début_tâche&lt;[.T$5]))" calcext:base-cell-address="PlanningProjet.P13"/>
          </calcext:conditional-format>
          <calcext:conditional-format calcext:target-range-address="PlanningProjet.I5:PlanningProjet.AD6">
            <calcext:condition calcext:apply-style-name="cf1" calcext:value="formula-is(AND(TODAY()&gt;=[.I$5];TODAY()&lt;[.J$5]))" calcext:base-cell-address="PlanningProjet.I5"/>
          </calcext:conditional-format>
          <calcext:conditional-format calcext:target-range-address="PlanningProjet.AE5:PlanningProjet.AE6">
            <calcext:condition calcext:apply-style-name="cf1" calcext:value="formula-is(AND(TODAY()&gt;=[.AE$5];TODAY()&lt;#REF!))" calcext:base-cell-address="PlanningProjet.AE5"/>
          </calcext:conditional-format>
          <calcext:conditional-format calcext:target-range-address="PlanningProjet.AB24:PlanningProjet.AB24">
            <calcext:condition calcext:apply-style-name="cf1" calcext:value="formula-is(AND(TODAY()&gt;=[.Y$5];TODAY()&lt;[.Z$5]))" calcext:base-cell-address="PlanningProjet.AB24"/>
            <calcext:condition calcext:apply-style-name="cf2" calcext:value="formula-is(AND($$début_tâche&lt;=[.Y$5];ROUNDDOWN(($$fin_tâche-$$début_tâche+1)*$$avancement_tâche;0)+$$début_tâche-1&gt;=[.Y$5]))" calcext:base-cell-address="PlanningProjet.AB24"/>
            <calcext:condition calcext:apply-style-name="cf3" calcext:value="formula-is(AND($$fin_tâche&gt;=[.Y$5];$$début_tâche&lt;[.Z$5]))" calcext:base-cell-address="PlanningProjet.AB24"/>
          </calcext:conditional-format>
          <calcext:conditional-format calcext:target-range-address="PlanningProjet.D9:PlanningProjet.D9 PlanningProjet.D10:PlanningProjet.D10">
            <calcext:data-bar calcext:gradient="false" calcext:max-length="100" calcext:negative-color="#ff0000" calcext:positive-color="#729fcf" calcext:axis-color="#000000">
              <calcext:formatting-entry calcext:value="0" calcext:type="number"/>
              <calcext:formatting-entry calcext:value="1" calcext:type="number"/>
            </calcext:data-bar>
          </calcext:conditional-format>
          <calcext:conditional-format calcext:target-range-address="PlanningProjet.D12:PlanningProjet.D13 PlanningProjet.D14:PlanningProjet.D14">
            <calcext:data-bar calcext:gradient="false" calcext:max-length="100" calcext:negative-color="#ff0000" calcext:positive-color="#e16173" calcext:axis-color="#000000">
              <calcext:formatting-entry calcext:value="0" calcext:type="number"/>
              <calcext:formatting-entry calcext:value="1" calcext:type="number"/>
            </calcext:data-bar>
          </calcext:conditional-format>
          <calcext:conditional-format calcext:target-range-address="PlanningProjet.D16:PlanningProjet.D16 PlanningProjet.D17:PlanningProjet.D17">
            <calcext:data-bar calcext:gradient="false" calcext:max-length="100" calcext:negative-color="#ff0000" calcext:positive-color="#77bc65" calcext:axis-color="#000000">
              <calcext:formatting-entry calcext:value="0" calcext:type="number"/>
              <calcext:formatting-entry calcext:value="1" calcext:type="number"/>
            </calcext:data-bar>
          </calcext:conditional-format>
          <calcext:conditional-format calcext:target-range-address="PlanningProjet.D19:PlanningProjet.D21 PlanningProjet.D22:PlanningProjet.D22">
            <calcext:data-bar calcext:gradient="false" calcext:max-length="100" calcext:negative-color="#ff0000" calcext:positive-color="#8e86ae" calcext:axis-color="#000000">
              <calcext:formatting-entry calcext:value="0" calcext:type="number"/>
              <calcext:formatting-entry calcext:value="1" calcext:type="number"/>
            </calcext:data-bar>
          </calcext:conditional-format>
          <calcext:conditional-format calcext:target-range-address="PlanningProjet.D24:PlanningProjet.D24">
            <calcext:data-bar calcext:gradient="false" calcext:max-length="100" calcext:negative-color="#ff0000" calcext:positive-color="#ff972f" calcext:axis-color="#000000">
              <calcext:formatting-entry calcext:value="0" calcext:type="number"/>
              <calcext:formatting-entry calcext:value="1" calcext:type="number"/>
            </calcext:data-bar>
          </calcext:conditional-format>
          <calcext:conditional-format calcext:target-range-address="PlanningProjet.AA17:PlanningProjet.AA17">
            <calcext:condition calcext:apply-style-name="cf1" calcext:value="formula-is(AND(TODAY()&gt;=[.U$5];TODAY()&lt;[.V$5]))" calcext:base-cell-address="PlanningProjet.AA17"/>
            <calcext:condition calcext:apply-style-name="cf2" calcext:value="formula-is(AND($$début_tâche&lt;=[.U$5];ROUNDDOWN(($$fin_tâche-$$début_tâche+1)*$$avancement_tâche;0)+$$début_tâche-1&gt;=[.U$5]))" calcext:base-cell-address="PlanningProjet.AA17"/>
            <calcext:condition calcext:apply-style-name="cf3" calcext:value="formula-is(AND($$fin_tâche&gt;=[.U$5];$$début_tâche&lt;[.V$5]))" calcext:base-cell-address="PlanningProjet.AA17"/>
            <calcext:condition calcext:apply-style-name="cf1" calcext:value="formula-is(AND(TODAY()&gt;=[.AA$5];TODAY()&lt;#REF!))" calcext:base-cell-address="PlanningProjet.AA17"/>
            <calcext:condition calcext:apply-style-name="cf2" calcext:value="formula-is(AND($$début_tâche&lt;=[.AA$5];ROUNDDOWN(($$fin_tâche-$$début_tâche+1)*$$avancement_tâche;0)+$$début_tâche-1&gt;=[.AA$5]))" calcext:base-cell-address="PlanningProjet.AA17"/>
            <calcext:condition calcext:apply-style-name="cf3" calcext:value="formula-is(AND($$fin_tâche&gt;=[.AA$5];$$début_tâche&lt;#REF!))" calcext:base-cell-address="PlanningProjet.AA17"/>
          </calcext:conditional-format>
          <calcext:conditional-format calcext:target-range-address="PlanningProjet.AA17:PlanningProjet.AB17">
            <calcext:condition calcext:apply-style-name="cf1" calcext:value="formula-is(AND(TODAY()&gt;=[.U$5];TODAY()&lt;[.V$5]))" calcext:base-cell-address="PlanningProjet.AA17"/>
            <calcext:condition calcext:apply-style-name="cf2" calcext:value="formula-is(AND($$début_tâche&lt;=[.U$5];ROUNDDOWN(($$fin_tâche-$$début_tâche+1)*$$avancement_tâche;0)+$$début_tâche-1&gt;=[.U$5]))" calcext:base-cell-address="PlanningProjet.AA17"/>
            <calcext:condition calcext:apply-style-name="cf3" calcext:value="formula-is(AND($$fin_tâche&gt;=[.U$5];$$début_tâche&lt;[.V$5]))" calcext:base-cell-address="PlanningProjet.AA17"/>
          </calcext:conditional-format>
        </calcext:conditional-formats>
      </table:table>
      <table:table table:name="Liste" table:style-name="ta2">
        <table:table-column table:style-name="co10" table:default-cell-style-name="ce183"/>
        <table:table-column table:style-name="co11" table:default-cell-style-name="ce183"/>
        <table:table-column table:style-name="co12" table:default-cell-style-name="ce183"/>
        <table:table-column table:style-name="co13" table:default-cell-style-name="ce183"/>
        <table:table-column table:style-name="co10" table:default-cell-style-name="ce183"/>
        <table:table-column table:style-name="co5" table:number-columns-repeated="16379" table:default-cell-style-name="ce183"/>
        <table:table-row table:style-name="ro4">
          <table:table-cell table:content-validation-name="val2"/>
          <table:table-cell table:style-name="ce57" table:content-validation-name="val3"/>
          <table:table-cell table:content-validation-name="val6" table:number-columns-repeated="2"/>
          <table:table-cell table:number-columns-repeated="16380"/>
        </table:table-row>
        <table:table-row table:style-name="ro5">
          <table:table-cell/>
          <table:table-cell table:style-name="ce69" table:content-validation-name="val4" office:value-type="string" calcext:value-type="string" table:number-columns-spanned="2" table:number-rows-spanned="1">
            <text:p>Liste du matériel</text:p>
          </table:table-cell>
          <table:covered-table-cell/>
          <table:table-cell table:content-validation-name="val6"/>
          <table:table-cell table:number-columns-repeated="16380"/>
        </table:table-row>
        <table:table-row table:style-name="ro2">
          <table:table-cell/>
          <table:table-cell table:content-validation-name="val5" office:value-type="string" calcext:value-type="string">
            <text:p>Led</text:p>
          </table:table-cell>
          <table:table-cell table:style-name="ce59" table:content-validation-name="val7" office:value-type="string" calcext:value-type="string">
            <text:p><text:a xlink:href="https://fr.rs-online.com/web/p/rubans-led/1807502?gb=s" xlink:type="simple">Ruban led</text:a></text:p>
          </table:table-cell>
          <table:table-cell table:content-validation-name="val8"/>
          <table:table-cell table:number-columns-repeated="16380"/>
        </table:table-row>
        <table:table-row table:style-name="ro2">
          <table:table-cell/>
          <table:table-cell table:style-name="ce58" office:value-type="string" calcext:value-type="string">
            <text:p>Micro-Controleur</text:p>
          </table:table-cell>
          <table:table-cell office:value-type="string" calcext:value-type="string">
            <text:p>ESP 32</text:p>
          </table:table-cell>
          <table:table-cell table:number-columns-repeated="16381"/>
        </table:table-row>
        <table:table-row table:style-name="ro2" table:number-rows-repeated="3">
          <table:table-cell/>
          <table:table-cell table:style-name="ce58"/>
          <table:table-cell table:number-columns-repeated="16382"/>
        </table:table-row>
        <table:table-row table:style-name="ro1" table:number-rows-repeated="1048568">
          <table:table-cell table:number-columns-repeated="16384"/>
        </table:table-row>
        <table:table-row table:style-name="ro1">
          <table:table-cell table:number-columns-repeated="1638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percentage-style style:name="N114">
      <number:number number:decimal-places="0" number:min-decimal-places="0" number:min-integer-digits="1"/>
      <number:text>%</number:text>
    </number:percentage-style>
    <number:currency-style style:name="N118P0" style:volatile="true">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1" style:volatile="true">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2" style:volatile="true">
      <number:text> </number:text>
      <number:fill-character> </number:fill-character>
      <number:text>- </number:text>
      <number:currency-symbol>€</number:currency-symbol>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122P0" style:volatile="true">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2" style:volatile="true">
      <number:text> </number:text>
      <number:fill-character> </number:fill-character>
      <number:text>-</number:text>
      <number:number number:decimal-places="0" number:min-decimal-places="0" number:min-integer-digits="0"/>
      <number:text> </number:text>
      <number:currency-symbol>€</number:currency-symbol>
      <number:text> </number:text>
    </number:currency-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31">
      <number:day-of-week/>
      <number:text>, </number:text>
      <number:month/>
      <number:text>/</number:text>
      <number:day/>
      <number:text>/</number:text>
      <number:year number:style="long"/>
    </number:date-style>
    <number:date-style style:name="N133P0" style:volatile="true">
      <number:day/>
      <number:text>/</number:text>
      <number:month/>
      <number:text>/</number:text>
      <number:year/>
    </number:date-style>
    <number:text-style style:name="N133">
      <number:text-content/>
      <style:map style:condition="value()&lt;=1.7976931348623157E+308" style:apply-style-name="N133P0"/>
    </number:text-style>
    <number:currency-style style:name="N115">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6">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7">
      <number:text> </number:text>
      <number:fill-character> </number:fill-character>
      <number:text>- </number:text>
      <number:currency-symbol>€</number:currency-symbol>
      <number:text> </number:text>
    </number:currency-style>
    <number:currency-style style:name="N119">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0">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1">
      <number:text> </number:text>
      <number:fill-character> </number:fill-character>
      <number:text>-</number:text>
      <number:number number:decimal-places="0" number:min-decimal-places="0" number:min-integer-digits="0"/>
      <number:text> </number:text>
      <number:currency-symbol>€</number:currency-symbol>
      <number:text> </number:text>
    </number:currency-style>
    <number:number-style style:name="N123">
      <number:text> </number:text>
      <number:fill-character> </number:fill-character>
      <number:number number:decimal-places="0" number:min-decimal-places="0" number:min-integer-digits="1" number:grouping="true"/>
      <number:text> </number:text>
    </number:number-style>
    <number:number-style style:name="N124">
      <number:text> </number:text>
      <number:fill-character> </number:fill-character>
      <number:text>(</number:text>
      <number:number number:decimal-places="0" number:min-decimal-places="0" number:min-integer-digits="1" number:grouping="true"/>
      <number:text>)</number:text>
    </number:number-style>
    <number:number-style style:name="N125">
      <number:text> </number:text>
      <number:fill-character> </number:fill-character>
      <number:text>- </number:text>
    </number:number-style>
    <number:number-style style:name="N127">
      <number:text> </number:text>
      <number:fill-character> </number:fill-character>
      <number:number number:decimal-places="2" number:min-decimal-places="2" number:min-integer-digits="1" number:grouping="true"/>
      <number:text> </number:text>
    </number:number-style>
    <number:number-style style:name="N128">
      <number:text> </number:text>
      <number:fill-character> </number:fill-character>
      <number:text>(</number:text>
      <number:number number:decimal-places="2" number:min-decimal-places="2" number:min-integer-digits="1" number:grouping="true"/>
      <number:text>)</number:text>
    </number:number-style>
    <number:number-style style:name="N129">
      <number:text> </number:text>
      <number:fill-character> </number:fill-character>
      <number:text>-</number:text>
      <number:number number:decimal-places="0" number:min-decimal-places="0" number:min-integer-digits="0"/>
      <number:text> </number:text>
    </number:number-style>
    <number:date-style style:name="N132">
      <number:day/>
      <number:text>/</number:text>
      <number:month/>
      <number:text>/</number:text>
      <number:year/>
    </number:date-style>
    <number:date-style style:name="N134">
      <number:day/>
    </number:date-style>
    <number:number-style style:name="N135">
      <number:number number:decimal-places="1" number:min-decimal-places="1" number:min-integer-digits="1" number:grouping="true"/>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ext-properties fo:color="#595959" fo:font-size="22pt" fo:font-weight="bold" style:font-size-asian="22pt" style:font-weight-asian="bold" style:font-size-complex="22pt"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Default" style:data-style-name="N0">
      <style:table-cell-properties fo:background-color="#ffeb9c"/>
      <style:text-properties fo:color="#9c5700"/>
    </style:style>
    <style:style style:name="Bad" style:family="table-cell" style:parent-style-name="Status">
      <style:table-cell-properties fo:background-color="#ffcccc"/>
      <style:text-properties fo:color="#cc0000"/>
    </style:style>
    <style:style style:name="Warning" style:family="table-cell" style:parent-style-name="Default" style:data-style-name="N0">
      <style:text-properties fo:color="#ff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a0__25__20_-_20_Accent1" style:display-name="20 % - Accent1" style:family="table-cell" style:parent-style-name="Default" style:data-style-name="N0">
      <style:table-cell-properties fo:background-color="#dce6f1"/>
    </style:style>
    <style:style style:name="_32_0_a0__25__20_-_20_Accent2" style:display-name="20 % - Accent2" style:family="table-cell" style:parent-style-name="Default" style:data-style-name="N0">
      <style:table-cell-properties fo:background-color="#f2dcdb"/>
    </style:style>
    <style:style style:name="_32_0_a0__25__20_-_20_Accent3" style:display-name="20 % - Accent3" style:family="table-cell" style:parent-style-name="Default" style:data-style-name="N0">
      <style:table-cell-properties fo:background-color="#ebf1de"/>
    </style:style>
    <style:style style:name="_32_0_a0__25__20_-_20_Accent4" style:display-name="20 % - Accent4" style:family="table-cell" style:parent-style-name="Default" style:data-style-name="N0">
      <style:table-cell-properties fo:background-color="#e4dfec"/>
    </style:style>
    <style:style style:name="_32_0_a0__25__20_-_20_Accent5" style:display-name="20 % - Accent5" style:family="table-cell" style:parent-style-name="Default" style:data-style-name="N0">
      <style:table-cell-properties fo:background-color="#daeef3"/>
    </style:style>
    <style:style style:name="_32_0_a0__25__20_-_20_Accent6" style:display-name="20 % - Accent6" style:family="table-cell" style:parent-style-name="Default" style:data-style-name="N0">
      <style:table-cell-properties fo:background-color="#fde9d9"/>
    </style:style>
    <style:style style:name="_34_0_a0__25__20_-_20_Accent1" style:display-name="40 % - Accent1" style:family="table-cell" style:parent-style-name="Default" style:data-style-name="N0">
      <style:table-cell-properties fo:background-color="#b8cce4"/>
    </style:style>
    <style:style style:name="_34_0_a0__25__20_-_20_Accent2" style:display-name="40 % - Accent2" style:family="table-cell" style:parent-style-name="Default" style:data-style-name="N0">
      <style:table-cell-properties fo:background-color="#e6b8b7"/>
    </style:style>
    <style:style style:name="_34_0_a0__25__20_-_20_Accent3" style:display-name="40 % - Accent3" style:family="table-cell" style:parent-style-name="Default" style:data-style-name="N0">
      <style:table-cell-properties fo:background-color="#d8e4bc"/>
    </style:style>
    <style:style style:name="_34_0_a0__25__20_-_20_Accent4" style:display-name="40 % - Accent4" style:family="table-cell" style:parent-style-name="Default" style:data-style-name="N0">
      <style:table-cell-properties fo:background-color="#ccc0da"/>
    </style:style>
    <style:style style:name="_34_0_a0__25__20_-_20_Accent5" style:display-name="40 % - Accent5" style:family="table-cell" style:parent-style-name="Default" style:data-style-name="N0">
      <style:table-cell-properties fo:background-color="#b7dee8"/>
    </style:style>
    <style:style style:name="_34_0_a0__25__20_-_20_Accent6" style:display-name="40 % - Accent6" style:family="table-cell" style:parent-style-name="Default" style:data-style-name="N0">
      <style:table-cell-properties fo:background-color="#fcd5b4"/>
    </style:style>
    <style:style style:name="_36_0_a0__25__20_-_20_Accent1" style:display-name="60 % - Accent1" style:family="table-cell" style:parent-style-name="Default" style:data-style-name="N0">
      <style:table-cell-properties fo:background-color="#95b3d7"/>
    </style:style>
    <style:style style:name="_36_0_a0__25__20_-_20_Accent2" style:display-name="60 % - Accent2" style:family="table-cell" style:parent-style-name="Default" style:data-style-name="N0">
      <style:table-cell-properties fo:background-color="#da9694"/>
    </style:style>
    <style:style style:name="_36_0_a0__25__20_-_20_Accent3" style:display-name="60 % - Accent3" style:family="table-cell" style:parent-style-name="Default" style:data-style-name="N0">
      <style:table-cell-properties fo:background-color="#c4d79b"/>
    </style:style>
    <style:style style:name="_36_0_a0__25__20_-_20_Accent4" style:display-name="60 % - Accent4" style:family="table-cell" style:parent-style-name="Default" style:data-style-name="N0">
      <style:table-cell-properties fo:background-color="#b1a0c7"/>
    </style:style>
    <style:style style:name="_36_0_a0__25__20_-_20_Accent5" style:display-name="60 % - Accent5" style:family="table-cell" style:parent-style-name="Default" style:data-style-name="N0">
      <style:table-cell-properties fo:background-color="#92cddc"/>
    </style:style>
    <style:style style:name="_36_0_a0__25__20_-_20_Accent6" style:display-name="60 % - Accent6" style:family="table-cell" style:parent-style-name="Default" style:data-style-name="N0">
      <style:table-cell-properties fo:background-color="#fabf8f"/>
    </style:style>
    <style:style style:name="Accent1" style:family="table-cell" style:parent-style-name="Default" style:data-style-name="N0">
      <style:table-cell-properties fo:background-color="#4f81bd"/>
      <style:text-properties fo:color="#ffffff"/>
    </style:style>
    <style:style style:name="Accent2" style:family="table-cell" style:parent-style-name="Default" style:data-style-name="N0">
      <style:table-cell-properties fo:background-color="#c0504d"/>
      <style:text-properties fo:color="#ffffff"/>
    </style:style>
    <style:style style:name="Accent3" style:family="table-cell" style:parent-style-name="Default" style:data-style-name="N0">
      <style:table-cell-properties fo:background-color="#9bbb59"/>
      <style:text-properties fo:color="#ffffff"/>
    </style:style>
    <style:style style:name="Accent4" style:family="table-cell" style:parent-style-name="Default" style:data-style-name="N0">
      <style:table-cell-properties fo:background-color="#8064a2"/>
      <style:text-properties fo:color="#ffffff"/>
    </style:style>
    <style:style style:name="Accent5" style:family="table-cell" style:parent-style-name="Default" style:data-style-name="N0">
      <style:table-cell-properties fo:background-color="#4bacc6"/>
      <style:text-properties fo:color="#ffffff"/>
    </style:style>
    <style:style style:name="Accent6" style:family="table-cell" style:parent-style-name="Default" style:data-style-name="N0">
      <style:table-cell-properties fo:background-color="#f79646"/>
      <style:text-properties fo:color="#ffffff"/>
    </style:style>
    <style:style style:name="Calcul"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Cellule_20_liée" style:display-name="Cellule liée" style:family="table-cell" style:parent-style-name="Default" style:data-style-name="N0">
      <style:table-cell-properties fo:border-bottom="0.06pt solid #ff8001" fo:border-left="none" fo:border-right="none" fo:border-top="none"/>
      <style:text-properties fo:color="#fa7d00"/>
    </style:style>
    <style:style style:name="Commentaire" style:family="table-cell" style:parent-style-name="Default" style:data-style-name="N0">
      <style:table-cell-properties fo:background-color="#ffffcc" fo:border="0.06pt solid #b2b2b2"/>
    </style:style>
    <style:style style:name="Date" style:family="table-cell" style:parent-style-name="Default" style:data-style-name="N133">
      <style:table-cell-properties fo:border-bottom="2.01pt solid #d9d9d9" style:text-align-source="fix" style:repeat-content="false" fo:border-left="none" fo:border-right="none" fo:border-top="2.01pt solid #d9d9d9" style:vertical-align="middle"/>
      <style:paragraph-properties fo:text-align="center"/>
    </style:style>
    <style:style style:name="Début_20_du_20_projet" style:display-name="Début du projet" style:family="table-cell" style:parent-style-name="Default" style:data-style-name="N131">
      <style:table-cell-properties style:text-align-source="fix" style:repeat-content="false" fo:background-color="transparent" fo:border="0.06pt solid #a6a6a6" style:vertical-align="middle"/>
      <style:paragraph-properties fo:text-align="center"/>
    </style:style>
    <style:style style:name="Entrée" style:family="table-cell" style:parent-style-name="Default" style:data-style-name="N0">
      <style:table-cell-properties fo:background-color="#ffcc99" fo:border="0.06pt solid #7f7f7f"/>
      <style:text-properties fo:color="#3f3f76"/>
    </style:style>
    <style:style style:name="Insatisfaisant" style:family="table-cell" style:parent-style-name="Default" style:data-style-name="N0">
      <style:table-cell-properties fo:background-color="#ffc7ce"/>
      <style:text-properties fo:color="#9c0006"/>
    </style:style>
    <style:style style:name="Lien_20_hypertexte" style:display-name="Lien hypertexte" style:family="table-cell" style:parent-style-name="Default" style:data-style-name="N0">
      <style:text-properties fo:color="#0000ff" style:font-name="Arial" fo:font-family="Arial" style:text-underline-style="solid" style:text-underline-width="auto" style:text-underline-color="font-color" style:font-name-asian="Arial" style:font-family-asian="Arial" style:font-name-complex="Arial" style:font-family-complex="Arial"/>
    </style:style>
    <style:style style:name="Lien_20_hypertexte_20_visité" style:display-name="Lien hypertexte visité" style:family="table-cell" style:parent-style-name="Default" style:data-style-name="N0">
      <style:text-properties fo:color="#800080" style:text-underline-style="solid" style:text-underline-width="auto" style:text-underline-color="font-color"/>
    </style:style>
    <style:style style:name="Milliers" style:family="table-cell" style:parent-style-name="Default" style:data-style-name="N130">
      <style:table-cell-properties fo:border="0.06pt solid #a6a6a6"/>
    </style:style>
    <style:style style:name="Milliers_20__5b_0_5d_" style:display-name="Milliers [0]" style:family="table-cell" style:parent-style-name="Default" style:data-style-name="N126"/>
    <style:style style:name="Monétaire" style:family="table-cell" style:parent-style-name="Default" style:data-style-name="N122"/>
    <style:style style:name="Monétaire_20__5b_0_5d_" style:display-name="Monétaire [0]" style:family="table-cell" style:parent-style-name="Default" style:data-style-name="N118"/>
    <style:style style:name="Nom"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style>
    <style:style style:name="Pourcentage" style:family="table-cell" style:parent-style-name="Default" style:data-style-name="N114"/>
    <style:style style:name="Satisfaisant" style:family="table-cell" style:parent-style-name="Default" style:data-style-name="N0">
      <style:table-cell-properties fo:background-color="#c6efce"/>
      <style:text-properties fo:color="#006100"/>
    </style:style>
    <style:style style:name="Sortie" style:family="table-cell" style:parent-style-name="Default" style:data-style-name="N0">
      <style:table-cell-properties fo:background-color="#f2f2f2" fo:border="0.06pt solid #3f3f3f"/>
      <style:text-properties fo:color="#3f3f3f" fo:font-weight="bold" style:font-weight-asian="bold" style:font-weight-complex="bold"/>
    </style:style>
    <style:style style:name="Tâche"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start" fo:margin-left="0.706cm"/>
    </style:style>
    <style:style style:name="Texte_20_explicatif" style:display-name="Texte explicatif" style:family="table-cell" style:parent-style-name="Default" style:data-style-name="N0">
      <style:text-properties fo:color="#7f7f7f" fo:font-style="italic" style:font-style-asian="italic" style:font-style-complex="italic"/>
    </style:style>
    <style:style style:name="Titre_a0_1" style:display-name="Titre 1" style:family="table-cell" style:parent-style-name="Default" style:data-style-name="N0">
      <style:text-properties fo:font-size="14pt" style:font-size-asian="14pt" style:font-size-complex="14pt"/>
    </style:style>
    <style:style style:name="Titre_a0_2" style:display-name="Titre 2" style:family="table-cell" style:parent-style-name="Default" style:data-style-name="N0">
      <style:table-cell-properties style:vertical-align="top"/>
      <style:text-properties fo:font-size="14pt" style:font-size-asian="14pt" style:font-size-complex="14pt"/>
    </style:style>
    <style:style style:name="Titre_a0_3" style:display-name="Titre 3" style:family="table-cell" style:parent-style-name="Default" style:data-style-name="N0">
      <style:table-cell-properties style:text-align-source="fix" style:repeat-content="false" fo:padding-bottom="0.035cm" fo:padding-left="0.035cm" fo:padding-right="0.353cm" fo:padding-top="0.035cm" style:vertical-align="automatic"/>
      <style:paragraph-properties fo:text-align="end"/>
    </style:style>
    <style:style style:name="Titre_a0_4" style:display-name="Titre 4" style:family="table-cell" style:parent-style-name="Default" style:data-style-name="N0">
      <style:text-properties fo:color="#1f497d" fo:font-weight="bold" style:font-weight-asian="bold" style:font-weight-complex="bold"/>
    </style:style>
    <style:style style:name="Total" style:family="table-cell" style:parent-style-name="Default" style:data-style-name="N0">
      <style:table-cell-properties fo:border-bottom="0.06pt solid #4f81bd" fo:border-left="none" fo:border-right="none" fo:border-top="0.06pt solid #4f81bd"/>
      <style:text-properties fo:font-weight="bold" style:font-weight-asian="bold" style:font-weight-complex="bold"/>
    </style:style>
    <style:style style:name="Vérification" style:family="table-cell" style:parent-style-name="Default" style:data-style-name="N0">
      <style:table-cell-properties fo:background-color="#a5a5a5" fo:border="0.06pt solid #3f3f3f"/>
      <style:text-properties fo:color="#ffffff" fo:font-weight="bold" style:font-weight-asian="bold" style:font-weight-complex="bold"/>
    </style:style>
    <style:style style:name="zTexteMasqué" style:family="table-cell" style:parent-style-name="Default" style:data-style-name="N0">
      <style:table-cell-properties fo:background-color="transparent" style:vertical-align="automatic"/>
      <style:text-properties fo:color="#ffffff"/>
    </style:style>
    <style:style style:name="cf1" style:family="table-cell" style:parent-style-name="Default">
      <style:table-cell-properties fo:border-bottom="none" fo:border-left="0.06pt solid #c00000" fo:border-right="0.06pt solid #c00000" fo:border-top="none"/>
    </style:style>
    <style:style style:name="cf2" style:family="table-cell" style:parent-style-name="Default">
      <style:table-cell-properties fo:background-color="#a6a6a6"/>
    </style:style>
    <style:style style:name="cf3"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889cm" fo:margin-right="0.889cm" style:print-page-order="ttb" style:first-page-number="continue" style:scale-to-X="1" style:table-centering="horizontal" style:print="charts drawings objects"/>
      <style:header-style>
        <style:header-footer-properties fo:min-height="0.127cm" fo:margin-left="0.889cm" fo:margin-right="0.889cm" fo:margin-bottom="0cm"/>
      </style:header-style>
      <style:footer-style>
        <style:header-footer-properties fo:min-height="0.508cm" fo:margin-left="0.889cm" fo:margin-right="0.889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2">00/00/0000</text:date>, <text:time style:data-style-name="N2" text:time-value="08:46:43.20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Page <text:page-number>1</text:page-number><text:s/>of <text:page-count>99</text:page-count></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
    <dc:description/>
    <dc:subject/>
    <meta:initial-creator/>
    <meta:creation-date>2021-12-14T20:18:50Z</meta:creation-date>
    <dc:date>2025-05-22T09:05:29.467000000</dc:date>
    <meta:editing-duration>PT50M21S</meta:editing-duration>
    <meta:editing-cycles>7</meta:editing-cycles>
    <meta:document-statistic meta:table-count="2" meta:cell-count="122" meta:object-count="0"/>
    <meta:user-defined meta:name="ContentTypeId">0x01010079F111ED35F8CC479449609E8A0923A6</meta:user-defined>
    <meta:template xlink:type="simple" xlink:actuate="onRequest" xlink:title="" xlink:href="TM16400962"/>
  </office:meta>
</office:document-meta>
</file>